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127cm"/>
    </style:style>
    <style:style style:name="gr5" style:family="graphic" style:parent-style-name="standard">
      <style:graphic-properties draw:stroke="none" svg:stroke-color="#000000" draw:fill="none" draw:fill-color="#ffffff" fo:min-height="3.43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86cm" svg:y1="3.667cm" svg:x2="4.186cm" svg:y2="10.906cm">
          <text:p/>
        </draw:line>
        <draw:line draw:style-name="gr2" draw:text-style-name="P1" draw:layer="layout" svg:x1="4.186cm" svg:y1="7.423cm" svg:x2="19.426cm" svg:y2="7.477cm">
          <text:p/>
        </draw:line>
        <draw:path draw:style-name="gr3" draw:text-style-name="P1" draw:layer="layout" svg:width="14.325cm" svg:height="3.164cm" draw:transform="skewX (0.118158790360016) rotate (-0.44959681531374) translate (5.761938380987cm 0.997008268723683cm)" svg:viewBox="0 0 14326 3165" svg:d="m0 3145c551 71 1097-77 1648-46 536 30 1072-51 1607-25 550 28 1103 31 1648-46 546-77 1103 68 1648-46 475-99 965-164 1424-329 457-166 897-368 1372-504 470-134 898-373 1373-503 456-124 865-359 1264-596 424-253 920-311 1349-542l414-212 413-211 166-85">
          <text:p/>
        </draw:path>
        <draw:path draw:style-name="gr3" draw:text-style-name="P1" draw:layer="layout" svg:width="14.155cm" svg:height="2.997cm" draw:transform="skewX (-0.174183859349034) rotate (-2.71747764535517) translate (18.691cm 7.707cm)" svg:viewBox="0 0 14156 2998" svg:d="m14156 2979c-545 68-1084-73-1629-44-529 29-1059-48-1588-23-543 26-1089 28-1628-44-540-74-1090 64-1628-44-470-94-953-155-1407-312-452-157-887-348-1357-477-464-127-887-354-1356-476-451-118-855-341-1249-565-419-239-909-294-1333-513l-409-200-409-201-163-80">
          <text:p/>
        </draw:path>
        <draw:frame draw:style-name="gr4" draw:text-style-name="P2" draw:layer="layout" svg:width="3.175cm" svg:height="0.962cm" svg:x="1.862cm" svg:y="3.54cm">
          <draw:text-box>
            <text:p text:style-name="P2"><text:span text:style-name="T1">+400%</text:span></text:p>
          </draw:text-box>
        </draw:frame>
        <draw:frame draw:style-name="gr5" draw:text-style-name="P2" draw:layer="layout" svg:width="3.175cm" svg:height="3.683cm" svg:x="1.762cm" svg:y="10.144cm">
          <draw:text-box>
            <text:p text:style-name="P2"><text:span text:style-name="T1">- 400%</text:span></text:p>
          </draw:text-box>
        </draw:frame>
        <draw:frame draw:style-name="gr4" draw:text-style-name="P2" draw:layer="layout" svg:width="1.651cm" svg:height="0.962cm" svg:x="2.916cm" svg:y="7.023cm">
          <draw:text-box>
            <text:p text:style-name="P2"><text:span text:style-name="T1">0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8-15T21:03:16</meta:creation-date>
    <dc:date>2015-08-15T21:11:55</dc:date>
    <dc:creator>Dario Palminio</dc:creator>
    <meta:editing-duration>P0D</meta:editing-duration>
    <meta:editing-cycles>1</meta:editing-cycles>
    <meta:document-statistic meta:object-count="7"/>
    <meta:generator>LibreOffice/3.5$Linux_X86_64 LibreOffice_project/350m1$Build-2</meta:generator>
  </office:meta>
</office:document-meta>
</file>